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5cm" svg:height="3.5cm" svg:x="2.5cm" svg:y="2cm">
          <text:p text:style-name="P1"><text:span text:style-name="T1">USUARIOS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.5cm" svg:x="8.5cm" svg:y="2cm">
          <text:p text:style-name="P1"><text:span text:style-name="T1">CLIENTES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.5cm" svg:height="3.5cm" svg:x="14.5cm" svg:y="2cm">
          <text:p text:style-name="P1"><text:span text:style-name="T1">PROVEEDORES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25cm" svg:y1="5.5cm" svg:x2="17.25cm" svg:y2="6.5cm" draw:start-shape="id1" draw:start-glue-point="2" draw:end-shape="id2" draw:end-glue-point="0" svg:d="m17250 5500v1000">
          <text:p/>
        </draw:connector>
        <draw:custom-shape draw:style-name="gr1" draw:text-style-name="P1" draw:id="id2" draw:layer="layout" svg:width="5.5cm" svg:height="3.5cm" svg:x="14.5cm" svg:y="6.5cm">
          <text:p text:style-name="P1"><text:span text:style-name="T1">ALBARANES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.5cm" svg:x="14.5cm" svg:y="10.5cm">
          <text:p text:style-name="P1"><text:span text:style-name="T1">STOCK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.5cm" svg:x="8.5cm" svg:y="6.5cm">
          <text:p text:style-name="P1"><text:span text:style-name="T1">FACTURAS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.5cm" svg:x="8.5cm" svg:y="6.5cm">
          <text:p text:style-name="P1"><text:span text:style-name="T1">FACTURAS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.5cm" svg:x="8.5cm" svg:y="10.5cm">
          <text:p text:style-name="P1"><text:span text:style-name="T1">MATERIAL VENDIDO</text:span></text:p>
          <text:p text:style-name="P1">Usuario</text:p>
          <text:p text:style-name="P1">Password</text:p>
          <text:p text:style-name="P1">Administrador</text:p>
          <text:p text:style-name="P1">Comercial</text:p>
          <text:p text:style-name="P1">Gerente</text:p>
          <text:p text:style-name="P1">Consejoadministac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erine Pancol</meta:initial-creator>
    <meta:creation-date>2010-08-02T18:31:22</meta:creation-date>
    <meta:generator>OpenOffice.org/3.2$Linux OpenOffice.org_project/320m19$Build-9505</meta:generator>
    <dc:date>2010-08-02T18:38:16</dc:date>
    <dc:creator>Katherine Pancol</dc:creator>
    <meta:editing-duration>PT00H06M26S</meta:editing-duration>
    <meta:editing-cycles>1</meta:editing-cycles>
    <meta:document-statistic meta:object-count="9"/>
  </office:meta>
</office:document-meta>
</file>